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50000010F31B4283584DEC6C7.png" manifest:media-type="image/png"/>
  <manifest:file-entry manifest:full-path="Pictures/100000000000015B000000873C59618B7271EC40.png" manifest:media-type="image/png"/>
  <manifest:file-entry manifest:full-path="Pictures/10000000000001DF00000037E37E8CE917C8CB46.png" manifest:media-type="image/png"/>
  <manifest:file-entry manifest:full-path="Pictures/10000000000002EC000000AFC3A567A44F1B1845.png" manifest:media-type="image/png"/>
  <manifest:file-entry manifest:full-path="Pictures/10000000000001D8000000604B34DA98064E6B3D.png" manifest:media-type="image/png"/>
  <manifest:file-entry manifest:full-path="Pictures/10000000000001C80000008758C4BFCA0815B8B3.png" manifest:media-type="image/png"/>
  <manifest:file-entry manifest:full-path="Pictures/10000000000003C0000000EB636598D2D86949BD.png" manifest:media-type="image/png"/>
  <manifest:file-entry manifest:full-path="Pictures/100000000000032900000123A1FC3B66DB493553.png" manifest:media-type="image/png"/>
  <manifest:file-entry manifest:full-path="Pictures/100000000000024A0000003EF6559E1389D643B6.png" manifest:media-type="image/png"/>
  <manifest:file-entry manifest:full-path="Pictures/100000000000025E000000A2CAAC167109511938.png" manifest:media-type="image/png"/>
  <manifest:file-entry manifest:full-path="Pictures/10000000000001B1000000A31CB60FA684E83399.png" manifest:media-type="image/png"/>
  <manifest:file-entry manifest:full-path="Pictures/100000000000014300000013B1B570D7BF7A0953.png" manifest:media-type="image/png"/>
  <manifest:file-entry manifest:full-path="Pictures/10000000000001F20000003F3CE891425BA86419.png" manifest:media-type="image/png"/>
  <manifest:file-entry manifest:full-path="Pictures/100000000000033F00000041EA87C9DEEB92E095.png" manifest:media-type="image/png"/>
  <manifest:file-entry manifest:full-path="Pictures/1000000000000222000000FF0A3BC54446694A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1pt" style:text-underline-style="none" fo:font-weight="bold" officeooo:rsid="001b67bd" officeooo:paragraph-rsid="001b67bd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20pt" style:text-underline-style="none" fo:font-weight="bold" officeooo:rsid="001b67bd" officeooo:paragraph-rsid="001b67bd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fo:font-weight="bold" officeooo:rsid="001b67bd" officeooo:paragraph-rsid="001b67bd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size="20pt" style:text-underline-style="none" fo:font-weight="bold" officeooo:rsid="001b67bd" officeooo:paragraph-rsid="001b67bd" style:font-size-asian="17.5pt" style:font-weight-asian="bold" style:font-size-complex="20pt" style:font-weight-complex="bold"/>
    </style:style>
    <style:style style:name="T1" style:family="text">
      <style:text-properties officeooo:rsid="001ec08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ipulación Básica en Git</text:p>
      <text:p text:style-name="P2">Jorge Carmona Melián.</text:p>
      <text:p text:style-name="P3">17/10/2022</text:p>
      <text:p text:style-name="P3"/>
      <text:p text:style-name="P4"><draw:frame draw:style-name="fr4" draw:name="Imagen1" text:anchor-type="char" svg:width="9.181cm" svg:height="3.572cm" draw:z-index="0"><draw:image xlink:href="Pictures/100000000000015B000000873C59618B7271EC40.png" xlink:type="simple" xlink:show="embed" xlink:actuate="onLoad" draw:mime-type="image/png"/></draw:frame><draw:frame draw:style-name="fr1" draw:name="Imagen2" text:anchor-type="char" svg:x="0cm" svg:y="4.128cm" svg:width="17cm" svg:height="6.114cm" draw:z-index="1"><draw:image xlink:href="Pictures/100000000000032900000123A1FC3B66DB493553.png" xlink:type="simple" xlink:show="embed" xlink:actuate="onLoad" draw:mime-type="image/png"/></draw:frame><draw:frame draw:style-name="fr1" draw:name="Imagen3" text:anchor-type="char" svg:x="0cm" svg:y="10.504cm" svg:width="17cm" svg:height="3.976cm" draw:z-index="2"><draw:image xlink:href="Pictures/10000000000002EC000000AFC3A567A44F1B1845.png" xlink:type="simple" xlink:show="embed" xlink:actuate="onLoad" draw:mime-type="image/png"/></draw:frame><draw:frame draw:style-name="fr1" draw:name="Imagen4" text:anchor-type="char" svg:x="2.468cm" svg:y="14.684cm" svg:width="12.065cm" svg:height="3.572cm" draw:z-index="3"><draw:image xlink:href="Pictures/10000000000001C80000008758C4BFCA0815B8B3.png" xlink:type="simple" xlink:show="embed" xlink:actuate="onLoad" draw:mime-type="image/png"/></draw:frame><text:line-break/></text:p>
      <text:p text:style-name="P5"/>
      <text:p text:style-name="P4"><draw:frame draw:style-name="fr3" draw:name="Imagen5" text:anchor-type="char" svg:width="17cm" svg:height="4.159cm" draw:z-index="4"><draw:image xlink:href="Pictures/10000000000003C0000000EB636598D2D86949BD.png" xlink:type="simple" xlink:show="embed" xlink:actuate="onLoad" draw:mime-type="image/png"/></draw:frame><draw:frame draw:style-name="fr1" draw:name="Imagen7" text:anchor-type="char" svg:x="0.485cm" svg:y="5.9cm" svg:width="16.03cm" svg:height="4.284cm" draw:z-index="6"><draw:image xlink:href="Pictures/100000000000025E000000A2CAAC167109511938.png" xlink:type="simple" xlink:show="embed" xlink:actuate="onLoad" draw:mime-type="image/png"/></draw:frame><draw:frame draw:style-name="fr1" draw:name="Imagen10" text:anchor-type="char" svg:x="2.258cm" svg:y="14.34cm" svg:width="12.487cm" svg:height="2.538cm" draw:z-index="9"><draw:image xlink:href="Pictures/10000000000001D8000000604B34DA98064E6B3D.png" xlink:type="simple" xlink:show="embed" xlink:actuate="onLoad" draw:mime-type="image/png"/></draw:frame><text:soft-page-break/><text:line-break/><text:line-break/><text:line-break/><text:line-break/><text:line-break/><draw:frame draw:style-name="fr1" draw:name="Imagen6" text:anchor-type="char" svg:x="4.228cm" svg:y="4.71cm" svg:width="8.544cm" svg:height="0.503cm" draw:z-index="5"><draw:image xlink:href="Pictures/100000000000014300000013B1B570D7BF7A0953.png" xlink:type="simple" xlink:show="embed" xlink:actuate="onLoad" draw:mime-type="image/png"/></draw:frame><draw:frame draw:style-name="fr1" draw:name="Imagen8" text:anchor-type="char" svg:x="0.75cm" svg:y="10.689cm" svg:width="15.503cm" svg:height="1.64cm" draw:z-index="7"><draw:image xlink:href="Pictures/100000000000024A0000003EF6559E1389D643B6.png" xlink:type="simple" xlink:show="embed" xlink:actuate="onLoad" draw:mime-type="image/png"/></draw:frame><draw:frame draw:style-name="fr1" draw:name="Imagen9" text:anchor-type="char" svg:x="2.164cm" svg:y="12.647cm" svg:width="12.672cm" svg:height="1.455cm" draw:z-index="8"><draw:image xlink:href="Pictures/10000000000001DF00000037E37E8CE917C8CB46.png" xlink:type="simple" xlink:show="embed" xlink:actuate="onLoad" draw:mime-type="image/png"/></draw:frame><draw:frame draw:style-name="fr1" draw:name="Imagen11" text:anchor-type="char" svg:x="2.773cm" svg:y="17.277cm" svg:width="11.455cm" svg:height="4.313cm" draw:z-index="10"><draw:image xlink:href="Pictures/10000000000001B1000000A31CB60FA684E83399.png" xlink:type="simple" xlink:show="embed" xlink:actuate="onLoad" draw:mime-type="image/png"/></draw:frame><text:soft-page-break/><text:line-break/></text:p>
      <text:p text:style-name="P4"><draw:frame draw:style-name="fr2" draw:name="Imagen12" text:anchor-type="char" svg:x="1.115cm" svg:y="0.24cm" svg:width="13.174cm" svg:height="1.667cm" draw:z-index="11"><draw:image xlink:href="Pictures/10000000000001F20000003F3CE891425BA86419.png" xlink:type="simple" xlink:show="embed" xlink:actuate="onLoad" draw:mime-type="image/png"/></draw:frame><text:line-break/><text:line-break/><text:line-break/><text:line-break/><text:line-break/><draw:frame draw:style-name="fr1" draw:name="Imagen13" text:anchor-type="char" svg:x="1.279cm" svg:y="2.514cm" svg:width="14.444cm" svg:height="6.747cm" draw:z-index="12"><draw:image xlink:href="Pictures/1000000000000222000000FF0A3BC54446694AEA.png" xlink:type="simple" xlink:show="embed" xlink:actuate="onLoad" draw:mime-type="image/png"/></draw:frame><draw:frame draw:style-name="fr1" draw:name="Imagen14" text:anchor-type="char" svg:x="0cm" svg:y="9.816cm" svg:width="17cm" svg:height="1.328cm" draw:z-index="13"><draw:image xlink:href="Pictures/100000000000033F00000041EA87C9DEEB92E095.png" xlink:type="simple" xlink:show="embed" xlink:actuate="onLoad" draw:mime-type="image/png"/></draw:frame><draw:frame draw:style-name="fr1" draw:name="Imagen15" text:anchor-type="char" svg:x="1.45cm" svg:y="11.483cm" svg:width="14.101cm" svg:height="7.168cm" draw:z-index="14"><draw:image xlink:href="Pictures/10000000000002150000010F31B4283584DEC6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7:42:59.256107364</meta:creation-date>
    <dc:date>2022-10-17T18:18:04.356047376</dc:date>
    <meta:editing-duration>PT14M24S</meta:editing-duration>
    <meta:editing-cycles>2</meta:editing-cycles>
    <meta:generator>LibreOffice/7.3.5.2$Linux_X86_64 LibreOffice_project/30$Build-2</meta:generator>
    <meta:document-statistic meta:table-count="0" meta:image-count="15" meta:object-count="0" meta:page-count="4" meta:paragraph-count="6" meta:word-count="8" meta:character-count="69" meta:non-whitespace-character-count="52"/>
  </office:meta>
</office:document-meta>
</file>